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paragraph-rsid="0014ee68" style:font-size-asian="16pt" style:font-size-complex="16pt"/>
    </style:style>
    <style:style style:name="P2" style:family="paragraph" style:parent-style-name="Standard" style:list-style-name="L1">
      <style:text-properties fo:font-size="16pt" officeooo:rsid="0014ee68" officeooo:paragraph-rsid="0014ee68" style:font-size-asian="16pt" style:font-size-complex="16pt"/>
    </style:style>
    <style:style style:name="P3" style:family="paragraph" style:parent-style-name="Standard" style:list-style-name="L1">
      <style:text-properties fo:font-size="16pt" officeooo:rsid="00157534" officeooo:paragraph-rsid="00157534" style:font-size-asian="16pt" style:font-size-complex="16pt"/>
    </style:style>
    <style:style style:name="P4" style:family="paragraph" style:parent-style-name="Standard" style:list-style-name="L1">
      <style:text-properties fo:font-size="16pt" officeooo:rsid="001718cd" officeooo:paragraph-rsid="001718cd" style:font-size-asian="16pt" style:font-size-complex="16pt"/>
    </style:style>
    <style:style style:name="P5" style:family="paragraph" style:parent-style-name="Standard" style:list-style-name="L1">
      <style:text-properties fo:font-size="16pt" officeooo:rsid="001718cd" officeooo:paragraph-rsid="0017b2fa" style:font-size-asian="16pt" style:font-size-complex="16pt"/>
    </style:style>
    <style:style style:name="P6" style:family="paragraph" style:parent-style-name="Standard" style:list-style-name="L1">
      <style:text-properties fo:font-size="16pt" officeooo:rsid="001718cd" officeooo:paragraph-rsid="0019aa87" style:font-size-asian="16pt" style:font-size-complex="16pt"/>
    </style:style>
    <style:style style:name="P7" style:family="paragraph" style:parent-style-name="Standard" style:list-style-name="L1">
      <style:text-properties fo:font-size="16pt" officeooo:rsid="0017dcc6" officeooo:paragraph-rsid="0017dcc6" style:font-size-asian="16pt" style:font-size-complex="16pt"/>
    </style:style>
    <style:style style:name="P8" style:family="paragraph" style:parent-style-name="Standard" style:list-style-name="L1">
      <style:text-properties fo:font-size="16pt" officeooo:rsid="0019aa87" officeooo:paragraph-rsid="0019aa87" style:font-size-asian="16pt" style:font-size-complex="16pt"/>
    </style:style>
    <style:style style:name="T1" style:family="text">
      <style:text-properties officeooo:rsid="0014ee68"/>
    </style:style>
    <style:style style:name="T2" style:family="text">
      <style:text-properties officeooo:rsid="00157534"/>
    </style:style>
    <style:style style:name="T3" style:family="text">
      <style:text-properties officeooo:rsid="001718cd"/>
    </style:style>
    <style:style style:name="T4" style:family="text">
      <style:text-properties fo:font-size="16pt" officeooo:rsid="001718cd" style:font-size-asian="16pt" style:font-size-complex="16pt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a xlink:type="simple" xlink:href="http://www.kramer-immobilien.de/" text:style-name="Internet_20_link" text:visited-style-name="Visited_20_Internet_20_Link">www.kramer-immobilien.de</text:a> Checkliste<text:tab/><text:tab/><text:tab/><text:tab/><text:tab/><text:tab/>03.09.2016</text:p>
      <text:list xml:id="list2804682503119036430" text:style-name="L1">
        <text:list-item>
          <text:p text:style-name="P1">Wurde eine Änderung bei Immobilien Scout 24 vorgenommen?</text:p>
          <text:list>
            <text:list-header>
              <text:p text:style-name="P1"><text:span text:style-name="T1">→<text:tab/>E-Mail an Ferdinand. Ein E-Mail Entwurf befindet sich im <text:tab/>Google Mail Account unter „Entwürfe“</text:span></text:p>
            </text:list-header>
          </text:list>
        </text:list-item>
        <text:list-item>
          <text:p text:style-name="P2">Sind zu jeder Immobilie die wichtigsten Information (Titel, Fotos, Postleitzahl, Ort, Kategorie (Hause, Eigentumswohnung, etc.), Preis, ggf. Wohnfläche, ggf. Zimmer, ggf. Grundstücksfläche) <text:span text:style-name="T2">eingetragen?</text:span></text:p>
          <text:list>
            <text:list-header>
              <text:p text:style-name="P2">→<text:tab/><text:span text:style-name="T2">Information bei Immobilien Scout 24 eintragen.</text:span></text:p>
            </text:list-header>
          </text:list>
        </text:list-item>
        <text:list-item>
          <text:p text:style-name="P3">Sind die Fotos aller Immobilien in guter Qualität und nicht verzerrt?</text:p>
          <text:list>
            <text:list-header>
              <text:p text:style-name="P3">→<text:tab/>Ggf. neue Fotos machen, ohne Verzerrung, <text:span text:style-name="T3">Fotos bei <text:tab/>Immobilien Scout 24 hochladen. Sollte kein Foto vorhanden <text:tab/>sein, wird auch keins gepflegt.</text:span></text:p>
            </text:list-header>
          </text:list>
        </text:list-item>
        <text:list-item>
          <text:p text:style-name="P4">Beinhalten die Titel aller Immobilien aussagekräftige Schlüsselwörter (zb. „Wertanlage“, „Immobilie“, ... ...alles wonach der Kunde googeln könnte)?</text:p>
          <text:list>
            <text:list-header>
              <text:p text:style-name="P4">→<text:tab/>Titel mit aussagekräftigen Schlüsselwörtern bei Immobilien <text:tab/>Scout 24 eintragen.</text:p>
            </text:list-header>
          </text:list>
        </text:list-item>
        <text:list-item>
          <text:p text:style-name="P4">Sind die zwei Top-Angebote auf der Startseite aktuell und funktionieren die Verlinkungen?</text:p>
          <text:list>
            <text:list-header>
              <text:p text:style-name="P4">→<text:tab/><text:span text:style-name="T1">E-Mail an Ferdinand. Ein E-Mail Entwurf befindet sich im <text:tab/>Google Mail Account unter „Entwürfe“</text:span></text:p>
            </text:list-header>
          </text:list>
        </text:list-item>
        <text:list-item>
          <text:p text:style-name="P5">Sollen sonstige Bereiche (zb. Team Seite, Kontakt, Impressum, Leistungen, Immobilien ABC, Energieausweis, etc.) auf der Webseite aktualisiert werden?</text:p>
          <text:list>
            <text:list-header>
              <text:p text:style-name="P5">→<text:tab/><text:span text:style-name="T1">E-Mail an Ferdinand. Ein E-Mail Entwurf befindet sich im <text:tab/>Google Mail Account unter „Entwürfe“</text:span></text:p>
            </text:list-header>
          </text:list>
        </text:list-item>
        <text:list-item>
          <text:p text:style-name="P7">Wann wurde der letzte Tweet bei Twitter abgesetzt?</text:p>
          <text:list>
            <text:list-header>
              <text:p text:style-name="P7">→<text:tab/>Tweet bei Twitter absetzen mit Verlinkung auf eine Immobilie (zb. <text:a xlink:type="simple" xlink:href="http://kramer-immobilien.de/wochenendhaus-hier-haben-sie-ihre-ruhe.html" text:style-name="Internet_20_link" text:visited-style-name="Visited_20_Internet_20_Link">http://kramer-immobilien.de/wochenendhaus-hier-haben-sie-ihre-ruhe.html</text:a>) und Hash Tags verwenden wie zb. „#Eigentumswohnung“.</text:p>
            </text:list-header>
          </text:list>
        </text:list-item>
        <text:list-item>
          <text:p text:style-name="P8">Soll es eine besondere Aktion geben wie zb. Weihnachten oder Ostern?</text:p>
        </text:list-item>
        <text:list-item>
          <text:p text:style-name="P6">→<text:tab/><text:span text:style-name="T1">E-Mail an Ferdinand. Ein E-Mail Entwurf befindet sich im <text:tab/>Google Mail Account unter „Entwürfe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0:59:32.666509493</meta:creation-date>
    <dc:date>2016-09-03T11:52:05.558872542</dc:date>
    <meta:editing-duration>PT31M3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245" meta:character-count="1748" meta:non-whitespace-character-count="1524"/>
  </office:meta>
</office:document-meta>
</file>